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74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2.44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 table:number-rows-repeated="2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Количество частиц</text:p>
          </table:table-cell>
          <table:table-cell table:style-name="ce1" office:value-type="string" calcext:value-type="string">
            <text:p>Время с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Измерение фона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828" calcext:value-type="float">
            <text:p>828</text:p>
          </table:table-cell>
          <table:table-cell table:style-name="ce1"/>
          <table:table-cell table:style-name="ce1" table:formula="of:=[.B4]/[.C4]" office:value-type="float" office:value="12.0772946859903" calcext:value-type="float">
            <text:p>12.0772946859903</text:p>
          </table:table-cell>
          <table:table-cell table:style-name="ce1" table:number-columns-repeated="6"/>
          <table:table-cell table:number-columns-repeated="53"/>
        </table:table-row>
        <table:table-row table:style-name="ro1">
          <table:table-cell table:style-name="ce1" office:value-type="string" calcext:value-type="string">
            <text:p>Без заглушки</text:p>
          </table:table-cell>
          <table:table-cell table:style-name="ce1" office:value-type="float" office:value="119909" calcext:value-type="float">
            <text:p>11990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table:formula="of:=[.B5]/[.C5]" office:value-type="float" office:value="11990.9" calcext:value-type="float">
            <text:p>11990.9</text:p>
          </table:table-cell>
          <table:table-cell table:style-name="ce1" table:number-columns-repeated="6"/>
          <table:table-cell table:number-columns-repeated="53"/>
        </table:table-row>
        <table:table-row table:style-name="ro1">
          <table:table-cell table:style-name="ce1" table:number-columns-repeated="4"/>
          <table:table-cell table:style-name="ce1" table:formula="of:=[.B6]/[.C6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53"/>
        </table:table-row>
        <table:table-row table:style-name="ro1">
          <table:table-cell table:number-columns-repeated="5"/>
          <table:table-cell table:style-name="ce1" table:number-columns-repeated="6"/>
          <table:table-cell table:number-columns-repeated="53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string" calcext:value-type="string">
            <text:p>Алюминий 1 близко к детектору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5.32</text:p>
          </table:table-cell>
          <table:table-cell table:style-name="ce1"/>
          <table:table-cell table:style-name="ce1" table:formula="of:=[.J8]/[.K8]" office:value-type="float" office:value="6527.41514360313" calcext:value-type="float">
            <text:p>6527.41514360313</text:p>
          </table:table-cell>
          <table:table-cell table:style-name="ce1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string" calcext:value-type="string">
            <text:p>Алюминий 2 вплотную у источник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27.56</text:p>
          </table:table-cell>
          <table:table-cell table:style-name="ce1"/>
          <table:table-cell table:style-name="ce1" table:formula="of:=[.J9]/[.K9]" office:value-type="float" office:value="3628.44702467344" calcext:value-type="float">
            <text:p>3628.44702467344</text:p>
          </table:table-cell>
          <table:table-cell table:style-name="ce1"/>
          <table:table-cell table:number-columns-repeated="50"/>
        </table:table-row>
        <table:table-row table:style-name="ro1">
          <table:table-cell table:style-name="ce1" office:value-type="string" calcext:value-type="string">
            <text:p>Алюминий 1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5.91</text:p>
          </table:table-cell>
          <table:table-cell table:style-name="ce1"/>
          <table:table-cell table:style-name="ce1" table:formula="of:=[.B10]/[.C10]" office:value-type="float" office:value="6285.35512256443" calcext:value-type="float">
            <text:p>6285.35512256443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Алюминий 2 далеко друг от друг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25.59</text:p>
          </table:table-cell>
          <table:table-cell table:style-name="ce1"/>
          <table:table-cell table:style-name="ce1" table:formula="of:=[.J10]/[.K10]" office:value-type="float" office:value="3907.77647518562" calcext:value-type="float">
            <text:p>3907.77647518562</text:p>
          </table:table-cell>
          <table:table-cell table:style-name="ce1"/>
          <table:table-cell table:number-columns-repeated="50"/>
        </table:table-row>
        <table:table-row table:style-name="ro1">
          <table:table-cell table:style-name="ce1" office:value-type="string" calcext:value-type="string">
            <text:p>Алюминий 2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26.57</text:p>
          </table:table-cell>
          <table:table-cell table:style-name="ce1"/>
          <table:table-cell table:style-name="ce1" table:formula="of:=[.B11]/[.C11]" office:value-type="float" office:value="3763.64320662401" calcext:value-type="float">
            <text:p>3763.6432066240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3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40.09</text:p>
          </table:table-cell>
          <table:table-cell table:style-name="ce1"/>
          <table:table-cell table:style-name="ce1" table:formula="of:=[.B12]/[.C12]" office:value-type="float" office:value="2494.38762783737" calcext:value-type="float">
            <text:p>2494.3876278373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4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61.58</text:p>
          </table:table-cell>
          <table:table-cell table:style-name="ce1"/>
          <table:table-cell table:style-name="ce1" table:formula="of:=[.B13]/[.C13]" office:value-type="float" office:value="1623.9038648912" calcext:value-type="float">
            <text:p>1623.90386489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Алюминий 5 на расстоянии пенопласта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98.39</text:p>
          </table:table-cell>
          <table:table-cell table:style-name="ce1"/>
          <table:table-cell table:style-name="ce1" table:formula="of:=[.B14]/[.C14]" office:value-type="float" office:value="1016.36345157028" calcext:value-type="float">
            <text:p>1016.36345157028</text:p>
          </table:table-cell>
          <table:table-cell table:style-name="ce1" office:value-type="string" calcext:value-type="string">
            <text:p>Al 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table:number-columns-repeated="4"/>
          <table:table-cell table:style-name="ce1" table:formula="of:=[.B15]/[.C1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7.58</text:p>
          </table:table-cell>
          <table:table-cell table:style-name="ce1"/>
          <table:table-cell table:style-name="ce1" table:formula="of:=[.B16]/[.C16]" office:value-type="float" office:value="5688.28213879409" calcext:value-type="float">
            <text:p>5688.2821387940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2 на расстоянии пенопласта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36.36</text:p>
          </table:table-cell>
          <table:table-cell table:style-name="ce1"/>
          <table:table-cell table:style-name="ce1" table:formula="of:=[.B17]/[.C17]" office:value-type="float" office:value="2750.27502750275" calcext:value-type="float">
            <text:p>2750.2750275027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3 на расстоянии пенопласта</text:p>
          </table:table-cell>
          <table:table-cell table:style-name="ce1" office:value-type="float" office:value="155177" calcext:value-type="float">
            <text:p>155177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table:formula="of:=[.B18]/[.C18]" office:value-type="float" office:value="1551.77" calcext:value-type="float">
            <text:p>1551.7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4 на расстоянии пенопласта </text:p>
          </table:table-cell>
          <table:table-cell table:style-name="ce1" office:value-type="float" office:value="171080" calcext:value-type="float">
            <text:p>171080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style-name="ce1" table:formula="of:=[.B19]/[.C19]" office:value-type="float" office:value="855.4" calcext:value-type="float">
            <text:p>855.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Железо 5 на расстоянии пенопласта </text:p>
          </table:table-cell>
          <table:table-cell table:style-name="ce1" office:value-type="float" office:value="98418" calcext:value-type="float">
            <text:p>98418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style-name="ce1" table:formula="of:=[.B20]/[.C20]" office:value-type="float" office:value="492.09" calcext:value-type="float">
            <text:p>492.0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table:number-columns-repeated="4"/>
          <table:table-cell table:style-name="ce1" table:formula="of:=[.B21]/[.C2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15.56</text:p>
          </table:table-cell>
          <table:table-cell table:style-name="ce1"/>
          <table:table-cell table:style-name="ce1" table:formula="of:=[.B22]/[.C22]" office:value-type="float" office:value="6426.735218509" calcext:value-type="float">
            <text:p>6426.73521850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2 на расстоянии пенопласта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30.02</text:p>
          </table:table-cell>
          <table:table-cell table:style-name="ce1"/>
          <table:table-cell table:style-name="ce1" table:formula="of:=[.B23]/[.C23]" office:value-type="float" office:value="3331.1125916056" calcext:value-type="float">
            <text:p>3331.11259160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3 на расстоянии пенопласта 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44.03</text:p>
          </table:table-cell>
          <table:table-cell table:style-name="ce1"/>
          <table:table-cell table:style-name="ce1" table:formula="of:=[.B24]/[.C24]" office:value-type="float" office:value="2271.17874176698" calcext:value-type="float">
            <text:p>2271.1787417669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4 на расстоянии пенопласта </text:p>
          </table:table-cell>
          <table:table-cell table:style-name="ce1" office:value-type="float" office:value="92550" calcext:value-type="float">
            <text:p>92550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table:formula="of:=[.B25]/[.C25]" office:value-type="float" office:value="925.5" calcext:value-type="float">
            <text:p>925.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Свинец 5 на расстоянии пенопласта </text:p>
          </table:table-cell>
          <table:table-cell table:style-name="ce1" office:value-type="float" office:value="115092" calcext:value-type="float">
            <text:p>115092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style-name="ce1" table:formula="of:=[.B26]/[.C26]" office:value-type="float" office:value="575.46" calcext:value-type="float">
            <text:p>575.4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53"/>
        </table:table-row>
        <table:table-row table:style-name="ro1" table:number-rows-repeated="14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Измерение размеров</text:p>
          </table:table-cell>
          <table:table-cell table:style-name="ce1" office:value-type="string" calcext:value-type="string">
            <text:p>Вещество</text:p>
          </table:table-cell>
          <table:table-cell table:style-name="ce1" office:value-type="string" calcext:value-type="string">
            <text:p>Толщина мм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Свинец</text:p>
          </table:table-cell>
          <table:table-cell table:style-name="ce2" office:value-type="date" office:date-value="2022-03-04" calcext:value-type="date">
            <text:p>4.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Железо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/>
          <table:table-cell table:style-name="ce1" office:value-type="string" calcext:value-type="string">
            <text:p>Аллюминий</text:p>
          </table:table-cell>
          <table:table-cell table:style-name="ce1" office:value-type="string" calcext:value-type="string">
            <text:p>20.0</text:p>
          </table:table-cell>
          <table:table-cell table:style-name="ce1" table:number-columns-repeated="8"/>
          <table:table-cell table:number-columns-repeated="53"/>
        </table:table-row>
        <table:table-row table:style-name="ro1" table:number-rows-repeated="18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2" table:number-rows-repeated="104851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9:19:58.660697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11T02:05:13.763957868</dc:date>
    <meta:editing-duration>PT34M24S</meta:editing-duration>
    <meta:editing-cycles>1</meta:editing-cycles>
    <meta:document-statistic meta:table-count="1" meta:cell-count="109" meta:object-count="0"/>
  </office:meta>
</office:document-meta>
</file>